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319.37mm" svg:height="90.04mm" svg:x="41.26mm" svg:y="65.61mm">
            <loext:p draw:notify-on-update-of-ranges="Feuille1.A1:Feuille1.A1 Feuille1.A2:Feuille1.A9 Feuille1.B1:Feuille1.B1 Feuille1.B2:Feuille1.B9 Feuille1.C1:Feuille1.C1 Feuille1.C2:Feuille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3" table:default-cell-style-name="ce1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ate de début</text:p>
          </table:table-cell>
          <table:table-cell office:value-type="string" calcext:value-type="string">
            <text:p>Date de fin</text:p>
          </table:table-cell>
          <table:table-cell table:style-name="Default"/>
          <table:table-cell table:number-columns-repeated="4"/>
          <table:table-cell office:value-type="string" calcext:value-type="string">
            <text:p>Duré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ire le rapport d’analyse</text:p>
          </table:table-cell>
          <table:table-cell table:style-name="ce2" office:value-type="date" office:date-value="2018-04-05" calcext:value-type="date">
            <text:p>05/04/18</text:p>
          </table:table-cell>
          <table:table-cell table:style-name="ce2" office:value-type="date" office:date-value="2018-04-09" calcext:value-type="date">
            <text:p>09/04/18</text:p>
          </table:table-cell>
          <table:table-cell table:style-name="Default"/>
          <table:table-cell table:number-columns-repeated="4"/>
          <table:table-cell table:style-name="ce2" office:value-type="string" calcext:value-type="string">
            <text:p>9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r les classes</text:p>
          </table:table-cell>
          <table:table-cell table:style-name="ce2" office:value-type="date" office:date-value="2018-04-09" calcext:value-type="date">
            <text:p>09/04/18</text:p>
          </table:table-cell>
          <table:table-cell table:style-name="ce2" office:value-type="date" office:date-value="2018-04-10" calcext:value-type="date">
            <text:p>10/04/18</text:p>
          </table:table-cell>
          <table:table-cell table:style-name="Default"/>
          <table:table-cell table:number-columns-repeated="4"/>
          <table:table-cell office:value-type="string" calcext:value-type="string">
            <text:p>3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r la partie charger/sauvegarder</text:p>
          </table:table-cell>
          <table:table-cell table:style-name="ce2" office:value-type="date" office:date-value="2018-04-10" calcext:value-type="date">
            <text:p>10/04/18</text:p>
          </table:table-cell>
          <table:table-cell table:style-name="ce2" office:value-type="date" office:date-value="2018-04-12" calcext:value-type="date">
            <text:p>12/04/18</text:p>
          </table:table-cell>
          <table:table-cell table:style-name="Default"/>
          <table:table-cell table:number-columns-repeated="4"/>
          <table:table-cell office:value-type="string" calcext:value-type="string">
            <text:p>6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r les jeux</text:p>
          </table:table-cell>
          <table:table-cell table:style-name="ce2" office:value-type="date" office:date-value="2018-04-13" calcext:value-type="date">
            <text:p>13/04/18</text:p>
          </table:table-cell>
          <table:table-cell table:style-name="ce2" office:value-type="date" office:date-value="2018-05-03" calcext:value-type="date">
            <text:p>03/05/18</text:p>
          </table:table-cell>
          <table:table-cell table:style-name="Default"/>
          <table:table-cell table:number-columns-repeated="4"/>
          <table:table-cell office:value-type="string" calcext:value-type="string">
            <text:p>9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rendre Java2D</text:p>
          </table:table-cell>
          <table:table-cell table:style-name="ce2" office:value-type="date" office:date-value="2018-04-13" calcext:value-type="date">
            <text:p>13/04/18</text:p>
          </table:table-cell>
          <table:table-cell table:style-name="ce2" office:value-type="date" office:date-value="2018-05-03" calcext:value-type="date">
            <text:p>03/05/18</text:p>
          </table:table-cell>
          <table:table-cell table:style-name="Default"/>
          <table:table-cell table:number-columns-repeated="4"/>
          <table:table-cell office:value-type="string" calcext:value-type="string">
            <text:p>3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r l’interface graphique</text:p>
          </table:table-cell>
          <table:table-cell table:style-name="ce2" office:value-type="date" office:date-value="2018-04-13" calcext:value-type="date">
            <text:p>13/04/18</text:p>
          </table:table-cell>
          <table:table-cell table:style-name="ce2" office:value-type="date" office:date-value="2018-05-04" calcext:value-type="date">
            <text:p>04/05/18</text:p>
          </table:table-cell>
          <table:table-cell table:style-name="Default"/>
          <table:table-cell table:number-columns-repeated="4"/>
          <table:table-cell office:value-type="string" calcext:value-type="string">
            <text:p>10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ire le document de synthèse</text:p>
          </table:table-cell>
          <table:table-cell table:style-name="ce2" office:value-type="date" office:date-value="2018-05-04" calcext:value-type="date">
            <text:p>04/05/18</text:p>
          </table:table-cell>
          <table:table-cell table:style-name="ce2" office:value-type="date" office:date-value="2018-05-14" calcext:value-type="date">
            <text:p>14/05/18</text:p>
          </table:table-cell>
          <table:table-cell table:style-name="Default"/>
          <table:table-cell table:number-columns-repeated="4"/>
          <table:table-cell office:value-type="string" calcext:value-type="string">
            <text:p>9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éparer la présentation (vidéo etc)</text:p>
          </table:table-cell>
          <table:table-cell table:style-name="ce2" office:value-type="date" office:date-value="2018-05-14" calcext:value-type="date">
            <text:p>14/05/18</text:p>
          </table:table-cell>
          <table:table-cell table:style-name="ce2" office:value-type="date" office:date-value="2018-05-17" calcext:value-type="date">
            <text:p>17/05/18</text:p>
          </table:table-cell>
          <table:table-cell table:style-name="Default"/>
          <table:table-cell table:number-columns-repeated="4"/>
          <table:table-cell office:value-type="string" calcext:value-type="string">
            <text:p>9h</text:p>
          </table:table-cell>
          <table:table-cell table:number-columns-repeated="16"/>
        </table:table-row>
        <table:table-row table:style-name="ro1" table:number-rows-repeated="1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50:19.342186326</meta:creation-date>
    <dc:date>2018-04-09T12:32:52.326080934</dc:date>
    <meta:editing-duration>PT21M45S</meta:editing-duration>
    <meta:editing-cycles>8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7">
      <style:chart-properties chart:display-label="true" chart:logarithmic="false" chart:minimum="43195" chart:maximum="4323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37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938cm" svg:height="9.005cm" xlink:href=".." xlink:type="simple" chart:class="chart:bar" chart:style-name="ch1">
        <chart:title svg:x="13.941cm" svg:y="0.316cm" chart:style-name="ch2">
          <text:p>Diagramme GANTT</text:p>
        </chart:title>
        <chart:subtitle svg:x="14.364cm" svg:y="1.275cm" chart:style-name="ch3">
          <text:p>Projet Tamagotchi</text:p>
        </chart:subtitle>
        <chart:legend chart:legend-position="end" svg:x="29.04cm" svg:y="3.954cm" style:legend-expansion="high" chart:style-name="ch4"/>
        <chart:plot-area chart:style-name="ch5" table:cell-range-address="Feuille1.A1:Feuille1.C9" chart:data-source-has-labels="both" svg:x="0.638cm" svg:y="2.138cm" svg:width="27.764cm" svg:height="6.687cm">
          <chartooo:coordinate-region svg:x="6.339cm" svg:y="2.138cm" svg:width="22.063cm" svg:height="6.04cm"/>
          <chart:axis chart:dimension="x" chart:name="primary-x" chart:style-name="ch6" chartooo:axis-type="auto">
            <chartooo:date-scale/>
            <chart:categories table:cell-range-address="Feuille1.A2:Feuille1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euille1.B2:Feuille1.B9" chart:label-cell-address="Feuille1.B1:Feuille1.B1" chart:class="chart:bar">
            <chart:data-point chart:repeated="8"/>
          </chart:series>
          <chart:series chart:style-name="ch10" chart:values-cell-range-address="Feuille1.C2:Feuille1.C9" chart:label-cell-address="Feuille1.C1:Feuille1.C1" chart:class="chart:bar">
            <chart:data-point chart:repeated="2"/>
            <chart:data-point chart:style-name="ch11" chart:repeated="2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e début</text:p>
                <draw:g>
                  <svg:desc>Feuille1.B1:Feuille1.B1</svg:desc>
                </draw:g>
              </table:table-cell>
              <table:table-cell office:value-type="string">
                <text:p>Date de fin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ire le rapport d’analyse</text:p>
                <draw:g>
                  <svg:desc>Feuille1.A2:Feuille1.A9</svg:desc>
                </draw:g>
              </table:table-cell>
              <table:table-cell office:value-type="float" office:value="43195">
                <text:p>43195</text:p>
                <draw:g>
                  <svg:desc>Feuille1.B2:Feuille1.B9</svg:desc>
                </draw:g>
              </table:table-cell>
              <table:table-cell office:value-type="float" office:value="43199">
                <text:p>43199</text:p>
                <draw:g>
                  <svg:desc>Feuille1.C2:Feuille1.C9</svg:desc>
                </draw:g>
              </table:table-cell>
            </table:table-row>
            <table:table-row>
              <table:table-cell office:value-type="string">
                <text:p>Coder les classes</text:p>
              </table:table-cell>
              <table:table-cell office:value-type="float" office:value="43199">
                <text:p>43199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string">
                <text:p>Coder la partie charger/sauvegarder</text:p>
              </table:table-cell>
              <table:table-cell office:value-type="float" office:value="43200">
                <text:p>43200</text:p>
              </table:table-cell>
              <table:table-cell office:value-type="float" office:value="43202">
                <text:p>43202</text:p>
              </table:table-cell>
            </table:table-row>
            <table:table-row>
              <table:table-cell office:value-type="string">
                <text:p>Coder les jeux</text:p>
              </table:table-cell>
              <table:table-cell office:value-type="float" office:value="43203">
                <text:p>43203</text:p>
              </table:table-cell>
              <table:table-cell office:value-type="float" office:value="43223">
                <text:p>43223</text:p>
              </table:table-cell>
            </table:table-row>
            <table:table-row>
              <table:table-cell office:value-type="string">
                <text:p>Apprendre Java2D</text:p>
              </table:table-cell>
              <table:table-cell office:value-type="float" office:value="43203">
                <text:p>43203</text:p>
              </table:table-cell>
              <table:table-cell office:value-type="float" office:value="43223">
                <text:p>43223</text:p>
              </table:table-cell>
            </table:table-row>
            <table:table-row>
              <table:table-cell office:value-type="string">
                <text:p>Coder l’interface graphique</text:p>
              </table:table-cell>
              <table:table-cell office:value-type="float" office:value="43203">
                <text:p>43203</text:p>
              </table:table-cell>
              <table:table-cell office:value-type="float" office:value="43224">
                <text:p>43224</text:p>
              </table:table-cell>
            </table:table-row>
            <table:table-row>
              <table:table-cell office:value-type="string">
                <text:p>Faire le document de synthèse</text:p>
              </table:table-cell>
              <table:table-cell office:value-type="float" office:value="43224">
                <text:p>43224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Préparer la présentation (vidéo etc)</text:p>
              </table:table-cell>
              <table:table-cell office:value-type="float" office:value="43234">
                <text:p>43234</text:p>
              </table:table-cell>
              <table:table-cell office:value-type="float" office:value="43237">
                <text:p>43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